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90000012A576D2599.jpg"/>
  <manifest:file-entry manifest:media-type="image/jpeg" manifest:full-path="Pictures/10000000000000E60000017BCB6ADC35.jpg"/>
  <manifest:file-entry manifest:media-type="image/png" manifest:full-path="Pictures/10000000000000200000002000309F1C.png"/>
  <manifest:file-entry manifest:media-type="image/jpeg" manifest:full-path="Pictures/10000000000000F2000001926683D586.jpg"/>
  <manifest:file-entry manifest:media-type="image/jpeg" manifest:full-path="Pictures/10000000000000E500000179C97E72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42cm" svg:height="13.157cm" svg:x="1.403cm" svg:y="2cm">
          <draw:image xlink:href="Pictures/10000000000000990000012A576D2599.jpg" xlink:type="simple" xlink:show="embed" xlink:actuate="onLoad">
            <text:p/>
          </draw:image>
        </draw:frame>
        <draw:frame draw:style-name="gr1" draw:text-style-name="P1" draw:layer="layout" svg:width="5.648cm" svg:height="9.188cm" svg:x="1.854cm" svg:y="3.377cm">
          <draw:image xlink:href="Pictures/10000000000000F2000001926683D586.jpg" xlink:type="simple" xlink:show="embed" xlink:actuate="onLoad">
            <text:p/>
          </draw:image>
        </draw:frame>
        <draw:frame draw:style-name="gr1" draw:text-style-name="P1" draw:layer="layout" svg:width="6.743cm" svg:height="13.157cm" svg:x="9.399cm" svg:y="2cm">
          <draw:image xlink:href="Pictures/10000000000000990000012A576D2599.jpg" xlink:type="simple" xlink:show="embed" xlink:actuate="onLoad">
            <text:p/>
          </draw:image>
        </draw:frame>
        <draw:frame draw:style-name="gr1" draw:text-style-name="P1" draw:layer="layout" svg:width="5.648cm" svg:height="9.155cm" svg:x="9.852cm" svg:y="3.387cm">
          <draw:image xlink:href="Pictures/10000000000000E60000017BCB6ADC35.jpg" xlink:type="simple" xlink:show="embed" xlink:actuate="onLoad">
            <text:p/>
          </draw:image>
        </draw:frame>
        <draw:frame draw:style-name="gr1" draw:text-style-name="P1" draw:layer="layout" svg:width="6.742cm" svg:height="13.157cm" svg:x="17.521cm" svg:y="2cm">
          <draw:image xlink:href="Pictures/10000000000000990000012A576D2599.jpg" xlink:type="simple" xlink:show="embed" xlink:actuate="onLoad">
            <text:p/>
          </draw:image>
        </draw:frame>
        <draw:frame draw:style-name="gr1" draw:text-style-name="P1" draw:layer="layout" svg:width="5.617cm" svg:height="9.156cm" svg:x="17.894cm" svg:y="3.389cm">
          <draw:image xlink:href="Pictures/10000000000000E500000179C97E722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00H04M30S</meta:editing-duration>
    <meta:editing-cycles>2</meta:editing-cycles>
    <meta:generator>OpenOffice.org/3.3$Win32 OpenOffice.org_project/330m20$Build-9567</meta:generator>
    <dc:date>2012-01-15T15:00:47.69</dc:date>
    <dc:creator>Bilbo Baggins</dc:creator>
    <meta:document-statistic meta:object-count="6"/>
  </office:meta>
</office:document-meta>
</file>